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normal" officeooo:rsid="0012233c" officeooo:paragraph-rsid="0012233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 style:list-style-name="L1"/>
    <style:style style:name="T1" style:family="text">
      <style:text-properties officeooo:rsid="00135963"/>
    </style:style>
    <style:style style:name="T2" style:family="text">
      <style:text-properties officeooo:rsid="001426ed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</text:p>
          </table:table-cell>
          <table:table-cell table:style-name="Tabella9.B1" office:value-type="string">
            <text:p text:style-name="Text_20_body">Inserimento commento nel forum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abio : Genitore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9602165" text:style-name="L1">
              <text:list-item>
                <text:p text:style-name="P4">Fabio è il genitore di un bimbo che frequenta l'asilo dell' università. Siccome è interessato ad una <text:s/>discussione sul forum di @silo consulta il sistema</text:p>
              </text:list-item>
              <text:list-item>
                <text:p text:style-name="P4">Fabio va sulla voce Forum</text:p>
                <text:list>
                  <text:list-item>
                    <text:list>
                      <text:list-item>
                        <text:p text:style-name="P4">Il sistema mostra la pagina iniziale del forum con le varie descrizioni</text:p>
                      </text:list-item>
                    </text:list>
                  </text:list-item>
                </text:list>
              </text:list-item>
              <text:list-item>
                <text:p text:style-name="P4">Fabio va <text:s/>sulla discussione ''Recita di Natale 2012 ''</text:p>
                <text:list>
                  <text:list-item>
                    <text:list>
                      <text:list-item>
                        <text:p text:style-name="P4">Il sistema mostra i commenti precedenti della discussione '' Recita Natale <text:s text:c="4"/>2012'' </text:p>
                      </text:list-item>
                    </text:list>
                  </text:list-item>
                </text:list>
              </text:list-item>
              <text:list-item>
                <text:p text:style-name="P4">Fabio chiede di sottomettere una risposta</text:p>
                <text:list>
                  <text:list-item>
                    <text:list>
                      <text:list-item>
                        <text:p text:style-name="P4">Il sistema apre un form per l' inserimento di un nuovo commento</text:p>
                      </text:list-item>
                    </text:list>
                  </text:list-item>
                </text:list>
              </text:list-item>
              <text:list-item>
                <text:p text:style-name="P4">Fabio scrive “Molto bella la recita, dove posso trovare le foto?” e sottomette il commento.</text:p>
                <text:list>
                  <text:list-item>
                    <text:list>
                      <text:list-item>
                        <text:p text:style-name="P4">Il sistema inserisce il commento e mostra un messaggio all ' utente “ Commento Inviato correttamente”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3">Scenario N<text:span text:style-name="T1">°</text:span><text:span text:style-name="T2">7</text:span> : <text:s/>Genitore inserisce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3:17.07</meta:creation-date>
    <meta:editing-duration>PT4M17S</meta:editing-duration>
    <meta:editing-cycles>8</meta:editing-cycles>
    <meta:generator>LibreOffice/3.6$Windows_x86 LibreOffice_project/da8c1e6-fd468f4-454e206-f42a4a9-143cfd</meta:generator>
    <dc:date>2012-10-22T19:47:37.17</dc:date>
    <meta:document-statistic meta:table-count="1" meta:image-count="0" meta:object-count="0" meta:page-count="1" meta:paragraph-count="15" meta:word-count="146" meta:character-count="870" meta:non-whitespace-character-count="739"/>
  </office:meta>
</office:document-meta>
</file>